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bf44" draw:textarea-horizontal-align="justify" draw:textarea-vertical-align="middle" draw:auto-grow-height="false" fo:min-height="2.15cm" fo:min-width="10.9cm"/>
    </style:style>
    <style:style style:name="gr2" style:family="graphic" style:parent-style-name="standard">
      <style:graphic-properties svg:stroke-width="0.2cm" svg:stroke-color="#ed1c24" draw:marker-start-width="0.8cm" draw:marker-end-width="0.8cm" draw:fill="solid" draw:fill-color="#89c765" draw:textarea-horizontal-align="justify" draw:textarea-vertical-align="middle" draw:auto-grow-height="false" fo:min-height="0.69cm" fo:min-width="0.012cm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ed1c24" draw:marker-start-width="0.8cm" draw:marker-end-width="0.8cm" draw:fill="solid" draw:fill-color="#89c765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solid" draw:fill-color="#89c765" fo:min-height="6.45cm"/>
    </style:style>
    <style:style style:name="gr5" style:family="graphic" style:parent-style-name="standard">
      <style:graphic-properties draw:fill="solid" draw:fill-color="#89c765" draw:textarea-horizontal-align="justify" draw:textarea-vertical-align="middle" draw:auto-grow-height="false" fo:min-height="0.4cm" fo:min-width="2.944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fill="solid" draw:fill-color="#89c765" draw:textarea-horizontal-align="justify" draw:textarea-vertical-align="middle" draw:auto-grow-height="false" fo:min-height="0.4cm" fo:min-width="2.944cm"/>
    </style:style>
    <style:style style:name="gr8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5cm" fo:min-width="1.689cm"/>
    </style:style>
    <style:style style:name="gr9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8.35cm" fo:min-width="0.1cm"/>
    </style:style>
    <style:style style:name="gr10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5cm" fo:min-width="1.6cm"/>
    </style:style>
    <style:style style:name="gr11" style:family="graphic" style:parent-style-name="standard">
      <style:graphic-properties draw:stroke="none" svg:stroke-color="#000000" draw:fill="solid" draw:fill-color="#89c765" fo:min-height="1.55cm"/>
    </style:style>
    <style:style style:name="gr1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25cm" fo:min-width="1.95cm"/>
    </style:style>
    <style:style style:name="gr14" style:family="graphic" style:parent-style-name="standard">
      <style:graphic-properties draw:stroke="none" svg:stroke-color="#000000" draw:fill="solid" draw:fill-color="#89c765" fo:min-height="1.423cm"/>
    </style:style>
    <style:style style:name="gr15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cm" fo:min-width="1.688cm"/>
    </style:style>
    <style:style style:name="gr16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4.95cm" fo:min-width="0.1cm"/>
    </style:style>
    <style:style style:name="gr17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25cm" fo:min-width="2cm"/>
    </style:style>
    <style:style style:name="gr18" style:family="graphic" style:parent-style-name="standard">
      <style:graphic-properties draw:stroke="none" svg:stroke-color="#000000" draw:fill="none" draw:fill-color="#ffffff" fo:min-height="1.95cm"/>
    </style:style>
    <style:style style:name="P1" style:family="paragraph">
      <loext:graphic-properties draw:fill="solid" draw:fill-color="#72bf44"/>
      <style:paragraph-properties fo:text-align="center"/>
    </style:style>
    <style:style style:name="P2" style:family="paragraph">
      <loext:graphic-properties draw:fill="solid" draw:fill-color="#89c765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89c765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89c765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6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.4cm" svg:height="2.4cm" svg:x="4.6cm" svg:y="2.6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cm" svg:height="1.6cm" svg:x="4.9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6.3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7.7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9.2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10.6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13.4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12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cm" svg:height="1.6cm" svg:x="14.8cm" svg:y="3.01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3" draw:text-style-name="P2" draw:layer="layout" svg:x1="5cm" svg:y1="3.814cm" svg:x2="5.8cm" svg:y2="3.814cm">
            <text:p/>
          </draw:line>
          <draw:line draw:style-name="gr3" draw:text-style-name="P2" draw:layer="layout" svg:x1="6.3cm" svg:y1="3.814cm" svg:x2="7.3cm" svg:y2="3.814cm">
            <text:p/>
          </draw:line>
          <draw:line draw:style-name="gr3" draw:text-style-name="P2" draw:layer="layout" svg:x1="7.8cm" svg:y1="3.814cm" svg:x2="8.6cm" svg:y2="3.814cm">
            <text:p/>
          </draw:line>
          <draw:line draw:style-name="gr3" draw:text-style-name="P2" draw:layer="layout" svg:x1="9.3cm" svg:y1="3.814cm" svg:x2="10.1cm" svg:y2="3.814cm">
            <text:p/>
          </draw:line>
          <draw:line draw:style-name="gr3" draw:text-style-name="P2" draw:layer="layout" svg:x1="10.7cm" svg:y1="3.814cm" svg:x2="11.5cm" svg:y2="3.814cm">
            <text:p/>
          </draw:line>
          <draw:line draw:style-name="gr3" draw:text-style-name="P2" draw:layer="layout" svg:x1="12.1cm" svg:y1="3.814cm" svg:x2="12.9cm" svg:y2="3.814cm">
            <text:p/>
          </draw:line>
          <draw:line draw:style-name="gr3" draw:text-style-name="P2" draw:layer="layout" svg:x1="13.5cm" svg:y1="3.814cm" svg:x2="14.3cm" svg:y2="3.814cm">
            <text:p/>
          </draw:line>
          <draw:line draw:style-name="gr3" draw:text-style-name="P2" draw:layer="layout" svg:x1="14.9cm" svg:y1="3.814cm" svg:x2="15.8cm" svg:y2="3.814cm">
            <text:p/>
          </draw:line>
        </draw:g>
        <draw:frame draw:style-name="gr4" draw:text-style-name="P4" draw:layer="layout" svg:width="3.6cm" svg:height="6.7cm" svg:x="4.9cm" svg:y="8.914cm">
          <draw:text-box>
            <text:p/>
            <text:p/>
            <text:p text:style-name="P3"><text:span text:style-name="T1"/></text:p>
            <text:p text:style-name="P3"><text:span text:style-name="T1"/></text:p>
            <text:p text:style-name="P3"><text:span text:style-name="T1">ATMEGA 328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UART PORT</text:span></text:p>
          </draw:text-box>
        </draw:frame>
        <draw:frame draw:style-name="gr4" draw:text-style-name="P4" draw:layer="layout" svg:width="3.6cm" svg:height="6.7cm" svg:x="12.8cm" svg:y="8.914cm">
          <draw:text-box>
            <text:p/>
            <text:p/>
            <text:p text:style-name="P3"><text:span text:style-name="T1"/></text:p>
            <text:p text:style-name="P3"><text:span text:style-name="T1"/></text:p>
            <text:p text:style-name="P3"><text:span text:style-name="T1">ATtiny1606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custom-shape draw:style-name="gr5" draw:text-style-name="P2" draw:layer="layout" svg:width="4.3cm" svg:height="1.3cm" svg:x="8.5cm" svg:y="10.114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5" draw:layer="layout" svg:width="4.4cm" svg:height="1.673cm" svg:x="8.4cm" svg:y="8.814cm">
          <draw:text-box>
            <text:p text:style-name="P3">1 wire programming </text:p>
          </draw:text-box>
        </draw:frame>
        <draw:custom-shape draw:style-name="gr7" draw:text-style-name="P2" draw:layer="layout" svg:width="4.3cm" svg:height="1.3cm" svg:x="8.5cm" svg:y="12.414cm">
          <text:p text:style-name="P6">1 wire comms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2.5cm" svg:height="1.2cm" svg:x="16cm" svg:y="3.114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0.6cm" svg:height="8.6cm" svg:x="17.9cm" svg:y="3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2.1cm" svg:height="0.6cm" svg:x="16.4cm" svg:y="11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4cm" svg:height="1.8cm" svg:x="4.7cm" svg:y="16.8cm">
          <draw:text-box>
            <text:p text:style-name="P3">CP2102</text:p>
            <text:p text:style-name="P3">module</text:p>
          </draw:text-box>
        </draw:frame>
        <draw:line draw:style-name="gr12" draw:text-style-name="P8" draw:layer="layout" svg:x1="5.9cm" svg:y1="15.5cm" svg:x2="5.9cm" svg:y2="16.8cm">
          <text:p/>
        </draw:line>
        <draw:line draw:style-name="gr12" draw:text-style-name="P8" draw:layer="layout" svg:x1="7.6cm" svg:y1="15.5cm" svg:x2="7.6cm" svg:y2="16.8cm">
          <text:p/>
        </draw:line>
        <draw:custom-shape draw:style-name="gr13" draw:text-style-name="P2" draw:layer="layout" svg:width="2.8cm" svg:height="1cm" svg:x="8.7cm" svg:y="17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3.7cm" svg:height="1.673cm" svg:x="11.9cm" svg:y="16.827cm">
          <draw:text-box>
            <text:p>PC USB</text:p>
            <text:p>PORT</text:p>
          </draw:text-box>
        </draw:frame>
        <draw:frame draw:style-name="gr14" draw:text-style-name="P4" draw:layer="layout" svg:width="5.8cm" svg:height="1.673cm" svg:x="4.9cm" svg:y="6.214cm">
          <draw:text-box>
            <text:p>Four switched Inputs</text:p>
          </draw:text-box>
        </draw:frame>
        <draw:custom-shape draw:style-name="gr15" draw:text-style-name="P2" draw:layer="layout" svg:width="2.5cm" svg:height="1.1cm" svg:x="2.4cm" svg:y="11.41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0.6cm" svg:height="5.2cm" svg:x="2.4cm" svg:y="7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5cm" svg:height="0.5cm" svg:x="2.4cm" svg:y="6.8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0" draw:layer="layout" svg:width="3.6cm" svg:height="2.2cm" svg:x="1.3cm" svg:y="3.673cm">
          <draw:text-box>
            <text:p text:style-name="P3"><text:span text:style-name="T2">2x4 digit </text:span></text:p>
            <text:p text:style-name="P3"><text:span text:style-name="T2">7 segment display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4:29:30.453000000</meta:creation-date>
    <dc:date>2022-05-25T10:45:26.927000000</dc:date>
    <meta:editing-duration>PT43M32S</meta:editing-duration>
    <meta:editing-cycles>14</meta:editing-cycles>
    <meta:generator>LibreOffice/6.2.8.2$Windows_X86_64 LibreOffice_project/f82ddfca21ebc1e222a662a32b25c0c9d20169ee</meta:generator>
    <meta:document-statistic meta:object-count="36"/>
  </office:meta>
</office:document-meta>
</file>